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Paragraph">
      <style:paragraph-properties fo:margin-left="0cm"/>
      <style:text-properties fo:font-weight="bold" style:font-weight-asian="bold" style:font-weight-complex="bold"/>
    </style:style>
    <style:style style:name="P3" style:family="paragraph" style:parent-style-name="List_20_Paragraph">
      <style:paragraph-properties fo:margin-left="0cm"/>
    </style:style>
    <style:style style:name="P4" style:family="paragraph" style:parent-style-name="List_20_Paragraph" style:list-style-name="WWNum1">
      <style:paragraph-properties fo:margin-left="1.259cm" fo:margin-top="0.212cm" fo:margin-bottom="0.212cm" style:contextual-spacing="false" fo:line-height="100%" fo:text-indent="-0.63cm" style:auto-text-indent="false"/>
    </style:style>
    <style:style style:name="P5" style:family="paragraph" style:parent-style-name="List_20_Paragraph" style:list-style-name="WWNum1">
      <style:paragraph-properties fo:margin-left="1.259cm" fo:margin-top="0.212cm" fo:margin-bottom="0.212cm" style:contextual-spacing="false" fo:line-height="100%" fo:text-align="justify" style:justify-single-word="false" fo:text-indent="-0.63cm" style:auto-text-indent="false"/>
    </style:style>
    <style:style style:name="P6" style:family="paragraph" style:parent-style-name="List_20_Paragraph" style:list-style-name="WWNum1">
      <style:paragraph-properties fo:margin-left="1.259cm" fo:margin-top="0.101cm" fo:margin-bottom="0cm" style:contextual-spacing="false" fo:line-height="100%" fo:text-indent="-0.63cm" style:auto-text-indent="false"/>
      <style:text-properties officeooo:paragraph-rsid="00115171"/>
    </style:style>
    <style:style style:name="P7" style:family="paragraph" style:parent-style-name="List_20_Paragraph" style:list-style-name="WWNum1">
      <style:paragraph-properties fo:margin-left="1.259cm" fo:margin-top="0.101cm" fo:margin-bottom="0cm" style:contextual-spacing="false" fo:line-height="100%" fo:text-indent="-0.63cm" style:auto-text-indent="false"/>
      <style:text-properties officeooo:rsid="00115171" officeooo:paragraph-rsid="00115171"/>
    </style:style>
    <style:style style:name="P8" style:family="paragraph" style:parent-style-name="List_20_Paragraph" style:list-style-name="WWNum1">
      <style:paragraph-properties fo:margin-left="0.63cm" fo:margin-top="0.101cm" fo:margin-bottom="0cm" style:contextual-spacing="false" fo:line-height="100%" fo:text-indent="0cm" style:auto-text-indent="false"/>
      <style:text-properties officeooo:paragraph-rsid="00115171"/>
    </style:style>
    <style:style style:name="P9" style:family="paragraph" style:parent-style-name="List_20_Paragraph" style:list-style-name="WWNum1">
      <style:paragraph-properties fo:margin-left="0cm" fo:orphans="0" fo:widows="0" fo:text-indent="0cm" style:auto-text-indent="false"/>
      <style:text-properties fo:font-weight="bold" officeooo:paragraph-rsid="000f5bd6" style:font-weight-asian="bold" style:font-weight-complex="bold"/>
    </style:style>
    <style:style style:name="P10" style:family="paragraph" style:parent-style-name="List_20_Paragraph" style:list-style-name="WWNum1">
      <style:paragraph-properties fo:margin-left="1.259cm" fo:margin-top="0.101cm" fo:margin-bottom="0cm" style:contextual-spacing="false" fo:line-height="100%" fo:text-indent="-0.63cm" style:auto-text-indent="false"/>
      <style:text-properties officeooo:paragraph-rsid="000f5bd6"/>
    </style:style>
    <style:style style:name="P11" style:family="paragraph" style:parent-style-name="List_20_Paragraph" style:list-style-name="WWNum1">
      <style:paragraph-properties fo:margin-left="1.259cm" fo:margin-top="0.101cm" fo:margin-bottom="0cm" style:contextual-spacing="false" fo:text-indent="-0.63cm" style:auto-text-indent="false"/>
      <style:text-properties officeooo:paragraph-rsid="000f5bd6"/>
    </style:style>
    <style:style style:name="P12" style:family="paragraph" style:parent-style-name="List_20_Paragraph" style:list-style-name="WWNum1">
      <style:paragraph-properties fo:margin-left="1.259cm" fo:margin-top="0.101cm" fo:margin-bottom="0cm" style:contextual-spacing="false" fo:text-indent="-0.63cm" style:auto-text-indent="false"/>
      <style:text-properties officeooo:rsid="0014e538" officeooo:paragraph-rsid="0014e538"/>
    </style:style>
    <style:style style:name="P13" style:family="paragraph" style:parent-style-name="List_20_Paragraph" style:list-style-name="WWNum1">
      <style:paragraph-properties fo:margin-left="1.259cm" fo:margin-top="0.101cm" fo:margin-bottom="0cm" style:contextual-spacing="false" fo:line-height="100%" fo:text-indent="-0.63cm" style:auto-text-indent="false"/>
    </style:style>
    <style:style style:name="P14" style:family="paragraph" style:parent-style-name="List_20_Paragraph" style:list-style-name="WWNum1">
      <style:paragraph-properties fo:margin-left="1.259cm" fo:text-indent="-0.63cm" style:auto-text-indent="false"/>
      <style:text-properties fo:font-weight="bold" officeooo:paragraph-rsid="00123a0d" style:font-weight-asian="bold" style:font-weight-complex="bold"/>
    </style:style>
    <style:style style:name="P15" style:family="paragraph" style:parent-style-name="List_20_Paragraph" style:list-style-name="WWNum1">
      <style:paragraph-properties fo:margin-left="1.259cm" fo:text-indent="-0.63cm" style:auto-text-indent="false"/>
      <style:text-properties fo:font-weight="normal" officeooo:rsid="0013f4ba" officeooo:paragraph-rsid="0013f4ba" style:font-weight-asian="normal" style:font-weight-complex="normal"/>
    </style:style>
    <style:style style:name="P16" style:family="paragraph" style:parent-style-name="List_20_Paragraph" style:list-style-name="WWNum1">
      <style:paragraph-properties fo:margin-top="0cm" fo:margin-bottom="0.101cm" style:contextual-spacing="true" fo:text-align="start" style:justify-single-word="false"/>
      <style:text-properties officeooo:paragraph-rsid="00123a0d"/>
    </style:style>
    <style:style style:name="P17" style:family="paragraph" style:parent-style-name="List_20_Paragraph" style:list-style-name="WWNum1">
      <style:paragraph-properties fo:margin-left="2.499cm" fo:margin-top="0cm" fo:margin-bottom="0.101cm" style:contextual-spacing="true" fo:text-align="start" style:justify-single-word="false" fo:text-indent="-0.63cm" style:auto-text-indent="false"/>
      <style:text-properties officeooo:paragraph-rsid="00123a0d"/>
    </style:style>
    <style:style style:name="P18" style:family="paragraph" style:parent-style-name="List_20_Paragraph" style:list-style-name="WWNum1">
      <style:paragraph-properties fo:margin-left="1.259cm" fo:margin-top="0cm" fo:margin-bottom="0.101cm" style:contextual-spacing="true" fo:text-align="start" style:justify-single-word="false" fo:text-indent="-0.63cm" style:auto-text-indent="false"/>
      <style:text-properties officeooo:paragraph-rsid="00123a0d"/>
    </style:style>
    <style:style style:name="P19" style:family="paragraph" style:parent-style-name="List_20_Paragraph" style:list-style-name="WWNum1">
      <style:paragraph-properties fo:margin-left="0cm" fo:margin-top="0.101cm" fo:margin-bottom="0cm" style:contextual-spacing="false" fo:line-height="100%" fo:text-indent="0cm" style:auto-text-indent="false"/>
    </style:style>
    <style:style style:name="P20" style:family="paragraph" style:parent-style-name="List_20_Paragraph">
      <style:paragraph-properties fo:margin-left="0cm" fo:text-indent="0cm" style:auto-text-indent="false"/>
      <style:text-properties fo:font-weight="bold" style:font-weight-asian="bold" style:font-weight-complex="bold"/>
    </style:style>
    <style:style style:name="P21" style:family="paragraph" style:parent-style-name="List_20_Paragraph">
      <style:paragraph-properties fo:margin-left="0cm" fo:text-indent="0cm" style:auto-text-indent="false" fo:break-before="page"/>
      <style:text-properties fo:font-weight="bold" style:font-weight-asian="bold" style:font-weight-complex="bold"/>
    </style:style>
    <style:style style:name="P22" style:family="paragraph" style:parent-style-name="List_20_Paragraph" style:list-style-name="WWNum2"/>
    <style:style style:name="P23" style:family="paragraph" style:parent-style-name="List_20_Paragraph" style:list-style-name="WWNum2">
      <style:text-properties officeooo:paragraph-rsid="0013f4ba"/>
    </style:style>
    <style:style style:name="P24" style:family="paragraph" style:parent-style-name="Standard">
      <style:paragraph-properties fo:margin-top="0.212cm" fo:margin-bottom="0.212cm" style:contextual-spacing="false" fo:line-height="100%"/>
      <style:text-properties officeooo:paragraph-rsid="00115171"/>
    </style:style>
    <style:style style:name="P25" style:family="paragraph" style:parent-style-name="Standard">
      <style:paragraph-properties fo:margin-top="0cm" fo:margin-bottom="0.282cm" style:contextual-spacing="false"/>
      <style:text-properties fo:font-weight="bold" style:font-weight-asian="bold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5bd6" style:font-weight-asian="bold" style:font-weight-complex="bold"/>
    </style:style>
    <style:style style:name="T4" style:family="text">
      <style:text-properties officeooo:rsid="000f5bd6"/>
    </style:style>
    <style:style style:name="T5" style:family="text">
      <style:text-properties officeooo:rsid="00115171"/>
    </style:style>
    <style:style style:name="T6" style:family="text">
      <style:text-properties style:font-name-complex="Calibri1"/>
    </style:style>
    <style:style style:name="T7" style:family="text">
      <style:text-properties fo:font-family="'Times New Roman'" style:font-family-generic="roman" style:font-pitch="variable" fo:font-size="12pt" style:font-size-asian="12pt" style:font-family-complex="'Times New Roman'" style:font-family-generic-complex="system" style:font-pitch-complex="variable" style:font-size-complex="12pt"/>
    </style:style>
    <style:style style:name="T8" style:family="text">
      <style:text-properties fo:font-family="Arial" style:font-family-generic="swiss" style:font-pitch="variable" style:font-family-complex="Arial" style:font-family-generic-complex="system" style:font-pitch-complex="variable"/>
    </style:style>
    <style:style style:name="T9" style:family="text">
      <style:text-properties officeooo:rsid="00115171" style:font-name-complex="Calibri1"/>
    </style:style>
    <style:style style:name="T10" style:family="text">
      <style:text-properties fo:color="#000000" loext:opacity="100%" fo:background-color="transparent" loext:char-shading-value="0"/>
    </style:style>
    <style:style style:name="T11" style:family="text">
      <style:text-properties fo:color="#000000" loext:opacity="100%" officeooo:rsid="000f5bd6" fo:background-color="transparent" loext:char-shading-value="0"/>
    </style:style>
    <style:style style:name="T12" style:family="text">
      <style:text-properties fo:color="#000000" loext:opacity="100%" fo:font-weight="bold" fo:background-color="transparent" loext:char-shading-value="0" style:font-weight-asian="bold" style:font-weight-complex="bold"/>
    </style:style>
    <style:style style:name="T13" style:family="text">
      <style:text-properties fo:color="#000000" loext:opacity="100%" fo:font-weight="bold" officeooo:rsid="000f5bd6" fo:background-color="transparent" loext:char-shading-value="0" style:font-weight-asian="bold" style:font-weight-complex="bold"/>
    </style:style>
    <style:style style:name="T14" style:family="text">
      <style:text-properties officeooo:rsid="00123a0d"/>
    </style:style>
    <style:style style:name="T15" style:family="text">
      <style:text-properties fo:color="#000000" loext:opacity="100%" officeooo:rsid="00115171" fo:background-color="transparent" loext:char-shading-value="0"/>
    </style:style>
    <style:style style:name="T16" style:family="text">
      <style:text-properties fo:font-weight="normal" officeooo:rsid="00123a0d" style:font-weight-asian="normal" style:font-weight-complex="normal"/>
    </style:style>
    <style:style style:name="T17" style:family="text">
      <style:text-properties officeooo:rsid="0013f4ba"/>
    </style:style>
    <style:style style:name="T18" style:family="text">
      <style:text-properties officeooo:rsid="0014e538"/>
    </style:style>
    <style:style style:name="T19" style:family="text">
      <style:text-properties fo:font-weight="bold" officeooo:rsid="0011517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Alapszabályzat</text:span><text:span text:style-name="T1"/></text:p>
      <text:p text:style-name="P2" loext:marker-style-name="T2"/>
      <text:p text:style-name="P3" loext:marker-style-name="T2"><text:span text:style-name="T2">Az </text:span><text:span text:style-name="T3">V. </text:span><text:span text:style-name="T2">Alkoholista Bohócok Csupor Díjának szabályzata:</text:span></text:p>
      <text:list text:style-name="WWNum1">
        <text:list-item>
          <text:p text:style-name="P4">A tusán <text:span text:style-name="T4">maximum</text:span> <text:span text:style-name="T2">4 fős</text:span> csapatok vehetnek részt.</text:p>
        </text:list-item>
        <text:list-item>
          <text:p text:style-name="P5"><text:span text:style-name="T4">Ö</text:span>sszesen <text:span text:style-name="T2">100 pont szerezhető</text:span>, az a csapat nyer, aki a legtöbb pontot gyűjti. A megszerezhető pontok eloszlását az <text:span text:style-name="T2">alkoholpontok </text:span>és<text:span text:style-name="T2"> feladatpontok </text:span>résznél találjátok.</text:p>
        </text:list-item>
        <text:list-item>
          <text:p text:style-name="P6">A csapatok a túra során <text:span text:style-name="T2">tetszőleges úton haladhatnak</text:span>, <text:span text:style-name="T5">és akár nem kijelölt kocsmákban is teljesíthetnek egy négyes blokkot </text:span>de <text:span text:style-name="T5">ilyen esetben készítsetek egy fotót amin a betűk teljesítéséhez felhasznált alkoholokkal koccintotok.</text:span></text:p>
        </text:list-item>
        <text:list-item>
          <text:p text:style-name="P7">A csapatok részére <text:span text:style-name="T2">készítünk egy ideális haladási útvonalat</text:span>, ha ehhez tartjátok magatokat a kijelölt állomásokon prioritást élveztek. </text:p>
        </text:list-item>
        <text:list-item>
          <text:p text:style-name="P6"><text:span text:style-name="T2">A csapatnak együtt kell maradnia</text:span> a<text:span text:style-name="T5">z alkoholok elfogyasztásának ideje alatt</text:span>, amennyiben ezt megszegik pontlevonást kapnak a külön töltött idő függvényében. </text:p>
        </text:list-item>
        <text:list-item>
          <text:p text:style-name="P6">Csak a helyeken kikért, és ott elfogyasztott alkoholok számítanak a versenyben.</text:p>
        </text:list-item>
        <text:list-item>
          <text:p text:style-name="P6"><text:span text:style-name="T5">Az elvégzett feladatok egy részéről fotót vagy videót kérünk ezt minden ilyen feladatnál piktogrammal is jelöljük:</text:span> <text:span text:style-name="T6">(□) fotó</text:span><text:span text:style-name="T7">, (</text:span><text:span text:style-name="T6">□□□) több fotó, (</text:span><text:span text:style-name="T8">►</text:span><text:span text:style-name="T6">) videó. A fotókon és videókon legyen látható </text:span><text:span text:style-name="T9">vízjelként, hogy mikor készültek</text:span><text:span text:style-name="T6">!</text:span></text:p>
        </text:list-item>
        <text:list-item>
          <text:p text:style-name="P6">A csapatok az utolsó beküldött fénykép elkészültéig vesznek részt a versenyben, az időkeret lejárta után készült képek késésnek számítanak, minden 5 perc késés után 1 pontot vonunk le a csapattól. Tehát ha az esemény egyig tart és a csapat az utolsó fényképet 01:22-kor készíti 4 pont büntetéssel kell, hogy számoljanak. </text:p>
        </text:list-item>
        <text:list-item>
          <text:p text:style-name="P6">Az eseményen 18 éven aluliak nem vehetnek részt.</text:p>
        </text:list-item>
        <text:list-item>
          <text:p text:style-name="P6">Az esemény időtartama alatt okozott személyi vagy vagyoni káresetekért a szervezők nem vállalnak felelősséget.</text:p>
        </text:list-item>
        <text:list-item>
          <text:p text:style-name="P6">Az eseményről készült fényképek és videófelvételek a szervezők tulajdonát képezik.</text:p>
        </text:list-item>
        <text:list-item>
          <text:p text:style-name="P6">A kocsmatúra nevezési díja csapatonként 5000ft (ötezer forint), ezt az összeget teljes egészében a túra megszervezésére (pl: kellékek az állomásokhoz) és a nyertesek díjára fordítjuk.</text:p>
        </text:list-item>
        <text:list-item>
          <text:p text:style-name="P6">A csapattagok az eseményre való jelentkezéssel nyilatkoznak, hogy a verseny szabályzatát ismerik és elfogadják. </text:p>
        </text:list-item>
        <text:list-item>
          <text:p text:style-name="P6">Az esemény <text:span text:style-name="T5">Instagram</text:span> oldalán találjátok meg a jelentkezési felület linkjét február 24-től, itt a csapatvezető kell, hogy regisztrálja a csapatot, ez után visszaigazoló emailt kap a szervezőktől, majd a csapat nevezési díjának (5000ft) elutalásával véglegesíti a csapat nevezését. </text:p>
        </text:list-item>
        <text:list-item>
          <text:p text:style-name="P6">Az alapszabályzatban módosítások lehetnek az esemény kezdetéig, kérjük ezt kövessétek figyelemmel. Az esemény alatt a legfrissebb alapszabályzat van érvényben.</text:p>
          <text:p text:style-name="P8"/>
          <text:p text:style-name="P9">Alkohol pontok (50 pont)</text:p>
        </text:list-item>
        <text:list-item>
          <text:p text:style-name="P10"><text:span text:style-name="T10">A </text:span><text:span text:style-name="T11">túra fő feladata az</text:span><text:span text:style-name="T10"> </text:span><text:span text:style-name="T12">angol ABC betűi</text:span><text:span text:style-name="T13">nken végig ivása</text:span><text:span text:style-name="T10">. </text:span><text:span text:style-name="T11">A betűk teljesítéséhez a csapat egyik tagjának az adott betűvel kezdődő alkoholt kell meginnia az </text:span><text:span text:style-name="T10">Alkoholszabályzatnak </text:span><text:span text:style-name="T10">megfelelően.</text:span></text:p>
          <text:list>
            <text:list-item>
              <text:p text:style-name="P11">Az alkoholokat <text:span text:style-name="T2">4-es blokkokban kell innotok</text:span>, egy kocsmában mindig <text:span text:style-name="T2">4 egymás utáni betűt</text:span>, de <text:span text:style-name="T2">nem kell végig ABC sorrendben haladnotok</text:span> pl: <text:span text:style-name="T4">(</text:span>A-<text:span text:style-name="T4">B-C-</text:span>D<text:span text:style-name="T4">) </text:span>vagy <text:span text:style-name="T4">(V-W-X-Y)</text:span></text:p>
            </text:list-item>
            <text:list-item>
              <text:p text:style-name="P12"><text:soft-page-break/>Az L és Z betűket különleges módon teljesíthetitek csak a 4-es blokkon felül, ezeket jokerrel nem lehet helyettesíteni! </text:p>
            </text:list-item>
            <text:list-item>
              <text:p text:style-name="P11">Az ABC <text:span text:style-name="T14">teljesített betűi</text:span> egy-egy pontot érnek, vagyis <text:span text:style-name="T14">így </text:span>26 pont gyűjthető össze.</text:p>
            </text:list-item>
            <text:list-item>
              <text:p text:style-name="P11">Ha teljesítitek <text:span text:style-name="T14">a teljes ABC-t</text:span> A-Z-ig plusz <text:span text:style-name="T5">maximum</text:span> <text:span text:style-name="T4">10</text:span> pont jár, <text:span text:style-name="T5">de minden felhasznált joker után 2-vel kevesebb</text:span>.</text:p>
            </text:list-item>
            <text:list-item>
              <text:p text:style-name="P11">További <text:span text:style-name="T5">14</text:span> pontot szerezhettek alkoholhoz kapcsolódó feladatokból, ezeket a feladatokat a túra során a feladatokkal együtt kapjátok majd meg. </text:p>
            </text:list-item>
          </text:list>
        </text:list-item>
        <text:list-item>
          <text:p text:style-name="P13">Ha egyes alkoholokról nem tudjátok eldönteni milyen néven használhatjátok kérdezzétek bátran a szervezőket vagy az állomások vezetőit.</text:p>
        </text:list-item>
        <text:list-item>
          <text:p text:style-name="P13"><text:span text:style-name="T10">Az első kocsmában ahol megkezditek a túrát, két négyes blokkot is teljesíthettek, </text:span><text:span text:style-name="T15">a többi helyen csak egyet.</text:span></text:p>
        </text:list-item>
        <text:list-item>
          <text:p text:style-name="P14" loext:marker-style-name="T2"><text:bookmark-start text:name="_Hlk143786185"/>Alkoholszabályzat<text:bookmark-end text:name="_Hlk143786185"/>:</text:p>
        </text:list-item>
        <text:list-item>
          <text:p text:style-name="P15">Egy betű teljesítéséhez az adott betűvel kezdődő márkájú vagy típusú alkoholt kell innotok.</text:p>
        </text:list-item>
        <text:list-item>
          <text:p text:style-name="P16"><text:span text:style-name="T16">A betűk teljesítéséhez az el fogyasztott ital alkohol tartalmával arányos mennyiséget kell inni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7">4-10% (pl: sör, cider) – 0.5 liter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">11-15% (pl: Bor) - 0.3 liter</text:p>
                        </text:list-item>
                        <text:list-item>
                          <text:p text:style-name="P17">16-25% (pl: kevert) 8cl </text:p>
                        </text:list-item>
                        <text:list-item>
                          <text:p text:style-name="P17">26-55% (pl: gin, whisky) - 4cl</text:p>
                        </text:list-item>
                        <text:list-item>
                          <text:p text:style-name="P17">+56% (72es tátratea, abszint) - 2cl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Kevert alkoholok és koktélok esetében, az alkohol mennyisége számít (pl: Macifröccs esetén 3 deci bor számít, a szóda és szörp nem).</text:p>
            </text:list-item>
          </text:list>
        </text:list-item>
        <text:list-item>
          <text:p text:style-name="P15">Az idei évben a borok és sörök típusa is számít, tehát az I-hez ihattok IPA-t vagy Irsait is. </text:p>
          <text:list>
            <text:list-item>
              <text:p text:style-name="P18">Koktélok fogyasztása esetén csak a<text:span text:style-name="T14">z IBA ( International Bartenders Association) által elfogadott koktél </text:span><text:span text:style-name="T17">nevek</text:span><text:span text:style-name="T14"> számítanak, helyi fantázianevek nem.</text:span></text:p>
            </text:list-item>
            <text:list-item>
              <text:p text:style-name="P18">A <text:span text:style-name="T17">koktélokon kívül az</text:span> alkoholok magyar neve számít, ha az ékezetet tartalmaz, a betű ékezet nélkül használható fel. </text:p>
            </text:list-item>
            <text:list-item>
              <text:p text:style-name="P18">Ha egy típusú alkoholt több betűnél is fel akartok használni, különböző márkájút kell belőle fogyasztanotok. (pl: ha isztok egy Abszolut Vodkát az <text:span text:style-name="T14">A</text:span> betűhöz akkor a következő helyen ihattok egy Finlandiát a V <text:span text:style-name="T14">vagy az F</text:span> teljesítéséhez)</text:p>
            </text:list-item>
            <text:list-item>
              <text:p text:style-name="P18">Az állomásokon a második feladatlappal együtt meglepetés shotokat fogtok kapni, ezeket Jokerként tudjátok felhasználni <text:span text:style-name="T14">tetszőleges betűkhöz. </text:span></text:p>
            </text:list-item>
            <text:list-item>
              <text:p text:style-name="P18"><text:span text:style-name="T14">Mivel a pazarlás ellen vagyunk és szeretnénk kizárni a TH-kat, h</text:span>a a túra során egy csapattag hányna – 5 pont büntetést kap a csapat, Amennyiben egy csapat nem vallja be, hogy az egyik tagjuk hányt és mégis a bírók tudomást szereznek róla – 10 pont büntetés jár a csapatnak.</text:p>
            </text:list-item>
          </text:list>
          <text:p text:style-name="P19"/>
        </text:list-item>
      </text:list>
      <text:p text:style-name="P20" loext:marker-style-name="T2"/>
      <text:p text:style-name="P21" loext:marker-style-name="T2">Feladat pontok (50 pont)</text:p>
      <text:list text:style-name="WWNum2">
        <text:list-item>
          <text:list>
            <text:list-item>
              <text:list>
                <text:list-item>
                  <text:p text:style-name="P22">Előkészületi feladatok (10 pont)</text:p>
                </text:list-item>
                <text:list-item>
                  <text:p text:style-name="P22">Túra kezdetén kapott feladatok (10 pont), <text:span text:style-name="T18">Ezek közül 5 pont titkos feladat lesz amit csak a ti csapatotoknak kell megcsinálnia és a szervezők sem tudják melyik csapat milyen extra feladatot kapott!</text:span></text:p>
                </text:list-item>
                <text:list-item>
                  <text:p text:style-name="P22">A versenyfeladatok (<text:span text:style-name="T17">10</text:span> pont) ezek a feladatok abban térnek el a többitől, hogy itt a csapatokat hasonlítjuk össze. A legjobban teljesítő csapat 2 pontot kap, a második és harmadik egyet-egyet.</text:p>
                </text:list-item>
                <text:list-item>
                  <text:p text:style-name="P23">Kocsmajátékok (1<text:span text:style-name="T17">5</text:span> pont) néhány kocsma állomásként fog szerepelni a túrán, minden helyen <text:span text:style-name="T17">egy</text:span> kocsmajátékban mérhetitek össze a tudásotokat a többi csapattal. Minden helyen a legjobb eredményt elért csapat <text:span text:style-name="T17">5</text:span> pontot kap, a <text:span text:style-name="T17">második 4-et, a harmadik 3-at. Az állomást teljesítő csapatok közül a legjobb 50%-ba tartozó csapatok 2-t, a legjobb</text:span> <text:span text:style-name="T17">75%-ba tartozók 1 pontot kapnak. </text:span>Egy csapat maximum 1<text:span text:style-name="T17">5</text:span> pontot kaphat, de azzal, ha ennél többet szerez a többi csapat elől szerzi meg a pontokat. </text:p>
                </text:list-item>
                <text:list-item>
                  <text:p text:style-name="P23">A csapatonként <text:span text:style-name="T17">5</text:span> pontot oszthatnak ki a legkreatívabb és legviccesebb megoldásokra.</text:p>
                </text:list-item>
              </text:list>
            </text:list-item>
          </text:list>
        </text:list-item>
      </text:list>
      <text:p text:style-name="Standard">Ha valaki nem szeretne egy csapat tagjaként indulni, de nem akarja teljesen kihagyni az egész rendezvényt jelentkezhet <text:span text:style-name="T5">állomás</text:span> szervezőnek<text:span text:style-name="T5"> üzenetbenben az esemény Instagram oldalán</text:span>.</text:p>
      <text:p text:style-name="P24">Amennyiben kérdésetek merülne fel vagy úgy gondoljátok további pontosítás szükséges, keressétek bátran a <text:span text:style-name="T5">szervezőket</text:span> észrevételetekkel vagy javaslatotokkal, <text:span text:style-name="T5">ezt szintén az esemény Instagram oldalán tudjátok a legegyszerűbben megtenni.</text:span></text:p>
      <text:p text:style-name="Standard"><text:span text:style-name="T2">Az esemény főszervező</text:span><text:span text:style-name="T19">je</text:span><text:span text:style-name="T2">: Bótor Bálint Sólyom</text:span></text:p>
      <text:p text:style-name="P25" loext:marker-style-name="T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hu" fo:country="H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ímsor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árgymutató" style:family="paragraph" style:parent-style-name="Standard">
      <style:paragraph-properties text:number-lines="false" text:line-number="0"/>
      <style:text-properties style:font-name-complex="Lucida Sans1" style:font-family-complex="'Lucida Sans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áblázattartalom" style:family="paragraph" style:parent-style-name="Standard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incs_20_lista" style:display-name="Nincs lis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-téma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2-25T11:03:00</meta:creation-date>
    <meta:initial-creator>Bótor Bálint Sólyom</meta:initial-creator>
    <dc:language>hu-HU</dc:language>
    <meta:print-date>2025-02-16T16:31:37</meta:print-date>
    <dc:date>2026-02-21T15:54:03.773518300</dc:date>
    <meta:editing-cycles>16</meta:editing-cycles>
    <meta:editing-duration>PT13H13M20S</meta:editing-duration>
    <meta:generator>LibreOffice/25.2.7.2$Windows_X86_64 LibreOffice_project/5cbfd1ab6520636bb5f7b99185aa69bd7456825d</meta:generator>
    <meta:document-statistic meta:table-count="0" meta:image-count="0" meta:object-count="0" meta:page-count="3" meta:paragraph-count="52" meta:word-count="974" meta:character-count="6472" meta:non-whitespace-character-count="5579"/>
    <meta:user-defined meta:name="AppVersion">15.0000</meta:user-defined>
    <meta:template xlink:type="simple" xlink:actuate="onRequest" xlink:title="Normal.dotm" xlink:href=""/>
  </office:meta>
</office:document-meta>
</file>